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10000016642875476F0EA6F68.png" manifest:media-type="image/png"/>
  <manifest:file-entry manifest:full-path="Pictures/100002010000063B000001B0AFC2E69D751F54EC.png" manifest:media-type="image/png"/>
  <manifest:file-entry manifest:full-path="Pictures/100002010000058A0000023989514DF410547B9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7cm" fo:min-width="0cm"/>
    </style:style>
    <style:style style:name="gr3" style:family="graphic" style:parent-style-name="standard">
      <style:graphic-properties draw:fill-color="#0000cc" draw:textarea-horizontal-align="justify" draw:textarea-vertical-align="middle" draw:auto-grow-height="false" fo:min-height="0.45cm" fo:min-width="2.372cm"/>
    </style:style>
    <style:style style:name="gr4" style:family="graphic" style:parent-style-name="standard">
      <style:graphic-properties draw:fill-color="#0000cc" draw:textarea-horizontal-align="justify" draw:textarea-vertical-align="middle" draw:auto-grow-height="false" fo:min-height="0.407cm" fo:min-width="2.7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fo:text-align="center"/>
      <style:text-properties fo:color="#0000cc" fo:font-size="22pt" style:font-size-asian="22pt" style:font-size-complex="22pt"/>
    </style:style>
    <style:style style:name="P4" style:family="paragraph">
      <loext:graphic-properties draw:fill-color="#0000cc"/>
      <style:paragraph-properties fo:text-align="center"/>
    </style:style>
    <style:style style:name="P5" style:family="paragraph">
      <loext:graphic-properties draw:fill-color="#0000cc"/>
      <style:paragraph-properties fo:text-align="end"/>
    </style:style>
    <style:style style:name="T1" style:family="text">
      <style:text-properties fo:color="#0000cc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499cm" svg:height="5.014cm" svg:x="8.301cm" svg:y="0cm">
          <draw:image xlink:href="Pictures/100002010000058A0000023989514DF410547B96.png" xlink:type="simple" xlink:show="embed" xlink:actuate="onLoad">
            <text:p/>
          </draw:image>
        </draw:frame>
        <draw:frame draw:style-name="gr1" draw:text-style-name="P1" draw:layer="layout" svg:width="12.499cm" svg:height="5.371cm" svg:x="16.5cm" svg:y="7.329cm">
          <draw:image xlink:href="Pictures/10000201000003410000016642875476F0EA6F68.png" xlink:type="simple" xlink:show="embed" xlink:actuate="onLoad">
            <text:p/>
          </draw:image>
        </draw:frame>
        <draw:frame draw:style-name="gr1" draw:text-style-name="P1" draw:layer="layout" svg:width="12.057cm" svg:height="3.265cm" svg:x="0.1cm" svg:y="8.9cm">
          <draw:image xlink:href="Pictures/100002010000063B000001B0AFC2E69D751F54EC.png" xlink:type="simple" xlink:show="embed" xlink:actuate="onLoad">
            <text:p/>
          </draw:image>
        </draw:frame>
        <draw:frame draw:style-name="gr2" draw:text-style-name="P3" draw:layer="layout" svg:width="6.1cm" svg:height="1.987cm" svg:x="11.9cm" svg:y="7cm">
          <draw:text-box>
            <text:p text:style-name="P2"><text:span text:style-name="T1">Self-</text:span></text:p>
            <text:p text:style-name="P2"><text:span text:style-name="T1">reconfiguration</text:span></text:p>
          </draw:text-box>
        </draw:frame>
        <draw:custom-shape draw:style-name="gr3" draw:text-style-name="P4" draw:layer="layout" svg:width="4.3cm" svg:height="1.6cm" svg:x="12.4cm" svg:y="9.6cm">
          <text:p/>
          <draw:enhanced-geometry svg:viewBox="0 0 21600 21600" draw:text-areas="?f5 ?f1 ?f6 ?f3" draw:type="left-right-arrow" draw:modifiers="6528.71425249942 6368.0199875078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5" draw:layer="layout" svg:width="4.3cm" svg:height="1.6cm" draw:transform="rotate (0.94195419730134) translate (10.277cm 8.145cm)">
          <text:p/>
          <draw:enhanced-geometry svg:viewBox="0 0 21600 21600" draw:text-areas="?f5 ?f1 ?f6 ?f3" draw:type="left-right-arrow" draw:modifiers="6528.71425249942 6368.0199875078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5" draw:layer="layout" svg:width="4.3cm" svg:height="1.6cm" draw:transform="rotate (-1.09222704589805) translate (17.12cm 4.7cm)">
          <text:p/>
          <draw:enhanced-geometry svg:viewBox="0 0 21600 21600" draw:text-areas="?f5 ?f1 ?f6 ?f3" draw:type="left-right-arrow" draw:modifiers="6528.71425249942 6368.0199875078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09:31:10.150405699</meta:creation-date>
    <dc:date>2017-11-24T12:38:00.062686286</dc:date>
    <meta:editing-duration>PT1H51M1S</meta:editing-duration>
    <meta:editing-cycles>27</meta:editing-cycles>
    <meta:generator>LibreOffice/5.1.6.2$Linux_X86_64 LibreOffice_project/10m0$Build-2</meta:generator>
    <meta:document-statistic meta:object-count="7"/>
  </office:meta>
</office:document-meta>
</file>